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Tango_20_Green" draw:textarea-horizontal-align="justify" draw:textarea-vertical-align="middle" draw:auto-grow-height="false" fo:min-height="1.35cm" fo:min-width="4.38cm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1.35cm" fo:min-width="3.98cm"/>
    </style:style>
    <style:style style:name="gr3" style:family="graphic" style:parent-style-name="standard">
      <style:graphic-properties draw:textarea-horizontal-align="justify" draw:textarea-vertical-align="middle" draw:auto-grow-height="false" fo:min-height="1.38cm" fo:min-width="2.19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4.42cm"/>
    </style:style>
    <style:style style:name="gr5" style:family="graphic" style:parent-style-name="standard">
      <style:graphic-properties draw:textarea-horizontal-align="justify" draw:textarea-vertical-align="middle" draw:auto-grow-height="false" fo:min-height="1.4cm" fo:min-width="3.97cm"/>
    </style:style>
    <style:style style:name="gr6" style:family="graphic" style:parent-style-name="standard">
      <style:graphic-properties draw:textarea-horizontal-align="justify" draw:textarea-vertical-align="middle" draw:auto-grow-height="false" fo:min-height="1.32cm" fo:min-width="5.3cm"/>
    </style:style>
    <style:style style:name="gr7" style:family="graphic" style:parent-style-name="standard">
      <style:graphic-properties draw:textarea-horizontal-align="justify" draw:textarea-vertical-align="middle" draw:auto-grow-height="false" fo:min-height="1.347cm" fo:min-width="4.634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3.64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35cm" fo:min-width="4.66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Tango_20_Green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88cm" svg:height="1.6cm" svg:x="9.88cm" svg:y="6.6cm">
          <text:p text:style-name="P1">GeneticMarker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48cm" svg:height="1.6cm" svg:x="2.78cm" svg:y="6.6cm">
          <text:p text:style-name="P1">Chromosome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2.69cm" svg:height="1.63cm" svg:x="13.74cm" svg:y="4.58cm">
          <text:p text:style-name="P1">QTL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4.92cm" svg:height="1.6cm" svg:x="9.85cm" svg:y="2.59cm">
          <text:p text:style-name="P1">LinkageGroup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47cm" svg:height="1.65cm" svg:x="6.4cm" svg:y="4.58cm">
          <text:p text:style-name="P1">GeneticMap</text:p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5.8cm" svg:height="1.57cm" svg:x="5.72cm" svg:y="8.59cm">
          <text:p text:style-name="P1">MappingPopulation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5.134cm" svg:height="1.597cm" svg:x="13.436cm" svg:y="10.61cm">
          <text:p text:style-name="P1">GenotypingLine</text:p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4.14cm" svg:height="1.6cm" svg:x="6.54cm" svg:y="10.61cm">
          <text:p text:style-name="P1">Germplasm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8.62cm" svg:y1="10.16cm" svg:x2="8.61cm" svg:y2="10.61cm" draw:start-shape="id1" draw:start-glue-point="2" draw:end-shape="id2" draw:end-glue-point="0" svg:d="M8620 10160v225h-10v225" svg:viewBox="0 0 11 451">
          <text:p/>
        </draw:connector>
        <draw:custom-shape draw:style-name="gr10" draw:text-style-name="P1" xml:id="id4" draw:id="id4" draw:layer="layout" svg:width="5.16cm" svg:height="1.6cm" svg:x="13.41cm" svg:y="8.59cm">
          <text:p text:style-name="P1">GenotypeValue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4.76cm" svg:y1="7.4cm" svg:x2="15.99cm" svg:y2="8.59cm" draw:start-shape="id3" draw:start-glue-point="1" draw:end-shape="id4" draw:end-glue-point="0" svg:d="M14760 7400h1230v1190" svg:viewBox="0 0 1231 1191">
          <text:p/>
        </draw:connector>
        <draw:connector draw:style-name="gr9" draw:text-style-name="P1" draw:layer="layout" svg:x1="11.52cm" svg:y1="9.375cm" svg:x2="13.436cm" svg:y2="11.408cm" draw:start-shape="id1" draw:start-glue-point="1" draw:end-shape="id5" draw:end-glue-point="3" svg:d="M11520 9375h958v2033h958" svg:viewBox="0 0 1917 2034">
          <text:p/>
        </draw:connector>
        <draw:connector draw:style-name="gr9" draw:text-style-name="P1" draw:layer="layout" svg:x1="8.62cm" svg:y1="8.59cm" svg:x2="9.88cm" svg:y2="7.4cm" draw:start-shape="id1" draw:start-glue-point="0" draw:end-shape="id3" draw:end-glue-point="3" svg:d="M8620 8590v-1190h1260" svg:viewBox="0 0 1261 1191">
          <text:p/>
        </draw:connector>
        <draw:connector draw:style-name="gr9" draw:text-style-name="P1" draw:layer="layout" svg:x1="8.635cm" svg:y1="6.23cm" svg:x2="8.62cm" svg:y2="8.59cm" draw:start-shape="id6" draw:start-glue-point="2" draw:end-shape="id1" draw:end-glue-point="0" svg:d="M8635 6230v1180h-15v1180" svg:viewBox="0 0 16 2361">
          <text:p/>
        </draw:connector>
        <draw:connector draw:style-name="gr9" draw:text-style-name="P1" draw:layer="layout" svg:x1="14.77cm" svg:y1="3.39cm" svg:x2="15.085cm" svg:y2="4.58cm" draw:start-shape="id7" draw:start-glue-point="1" draw:end-shape="id8" draw:end-glue-point="0" svg:d="M14770 3390h315v1190" svg:viewBox="0 0 316 1191">
          <text:p/>
        </draw:connector>
        <draw:connector draw:style-name="gr9" draw:text-style-name="P1" draw:layer="layout" svg:x1="14.76cm" svg:y1="7.4cm" svg:x2="15.085cm" svg:y2="6.21cm" draw:start-shape="id3" draw:start-glue-point="1" draw:end-shape="id8" draw:end-glue-point="2" svg:d="M14760 7400h325v-1190" svg:viewBox="0 0 326 1191">
          <text:p/>
        </draw:connector>
        <draw:connector draw:style-name="gr9" draw:text-style-name="P1" draw:layer="layout" svg:x1="8.635cm" svg:y1="4.58cm" svg:x2="9.85cm" svg:y2="3.39cm" draw:start-shape="id6" draw:start-glue-point="0" draw:end-shape="id7" draw:end-glue-point="3" svg:d="M8635 4580v-1190h1215" svg:viewBox="0 0 1216 1191">
          <text:p/>
        </draw:connector>
        <draw:connector draw:style-name="gr9" draw:text-style-name="P1" draw:layer="layout" svg:x1="15.99cm" svg:y1="10.19cm" svg:x2="16.003cm" svg:y2="10.61cm" draw:start-shape="id4" draw:start-glue-point="2" draw:end-shape="id5" draw:end-glue-point="0" svg:d="M15990 10190v210h13v210" svg:viewBox="0 0 14 421">
          <text:p/>
        </draw:connector>
        <draw:connector draw:style-name="gr9" draw:text-style-name="P1" draw:layer="layout" svg:x1="9.88cm" svg:y1="7.4cm" svg:x2="7.26cm" svg:y2="7.4cm" draw:start-shape="id3" draw:start-glue-point="3" draw:end-shape="id9" draw:end-glue-point="1" svg:d="M9880 7400h-2620" svg:viewBox="0 0 2621 1">
          <text:p/>
        </draw:connector>
        <draw:connector draw:style-name="gr9" draw:text-style-name="P1" draw:layer="layout" svg:x1="12.31cm" svg:y1="4.19cm" svg:x2="12.32cm" svg:y2="6.6cm" draw:start-shape="id7" draw:start-glue-point="2" draw:end-shape="id3" svg:d="M12310 4190v1205h10v1205" svg:viewBox="0 0 11 24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4:24:16.329119620</meta:creation-date>
    <dc:date>2017-01-09T14:56:20.908103812</dc:date>
    <meta:editing-duration>PT1M20S</meta:editing-duration>
    <meta:editing-cycles>1</meta:editing-cycles>
    <meta:document-statistic meta:object-count="20"/>
    <meta:generator>LibreOffice/5.1.4.2$Linux_X86_64 LibreOffice_project/10m0$Build-2</meta:generator>
  </office:meta>
</office:document-meta>
</file>